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Text_20_body">
      <style:paragraph-properties fo:text-align="justify" style:justify-single-word="false"/>
      <style:text-properties officeooo:rsid="00473338" officeooo:paragraph-rsid="00473338"/>
    </style:style>
    <style:style style:name="P3" style:family="paragraph" style:parent-style-name="Text_20_body">
      <style:paragraph-properties fo:text-align="justify" style:justify-single-word="false"/>
      <style:text-properties officeooo:rsid="00488e8c" officeooo:paragraph-rsid="00488e8c"/>
    </style:style>
    <style:style style:name="P4" style:family="paragraph" style:parent-style-name="Text_20_body">
      <style:paragraph-properties fo:text-align="justify" style:justify-single-word="false"/>
      <style:text-properties officeooo:rsid="00488e8c" officeooo:paragraph-rsid="004bdcc7"/>
    </style:style>
    <style:style style:name="P5" style:family="paragraph" style:parent-style-name="Text_20_body">
      <style:paragraph-properties fo:text-align="justify" style:justify-single-word="false"/>
      <style:text-properties officeooo:rsid="004ae356" officeooo:paragraph-rsid="004ae356"/>
    </style:style>
    <style:style style:name="P6" style:family="paragraph" style:parent-style-name="Text_20_body">
      <style:paragraph-properties fo:text-align="justify" style:justify-single-word="false"/>
      <style:text-properties officeooo:rsid="004a573b" officeooo:paragraph-rsid="004f3af1"/>
    </style:style>
    <style:style style:name="P7" style:family="paragraph" style:parent-style-name="Text_20_body">
      <style:paragraph-properties fo:text-align="justify" style:justify-single-word="false"/>
      <style:text-properties officeooo:rsid="004f3af1" officeooo:paragraph-rsid="004f3af1"/>
    </style:style>
    <style:style style:name="P8" style:family="paragraph" style:parent-style-name="Code">
      <style:paragraph-properties fo:text-align="justify" style:justify-single-word="false"/>
      <style:text-properties officeooo:rsid="004a573b" officeooo:paragraph-rsid="004f3af1"/>
    </style:style>
    <style:style style:name="P9" style:family="paragraph" style:parent-style-name="Text_20_body">
      <style:paragraph-properties fo:text-align="justify" style:justify-single-word="false"/>
      <style:text-properties style:font-name="Times New Roman" officeooo:rsid="004f3af1" officeooo:paragraph-rsid="004f3af1"/>
    </style:style>
    <style:style style:name="P10" style:family="paragraph" style:parent-style-name="Text_20_body">
      <style:paragraph-properties fo:text-align="justify" style:justify-single-word="false"/>
      <style:text-properties officeooo:rsid="00513677" officeooo:paragraph-rsid="00513677"/>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Heading_20_1">
      <style:text-properties officeooo:rsid="00459fbc" officeooo:paragraph-rsid="00459fbc"/>
    </style:style>
    <style:style style:name="P13" style:family="paragraph" style:parent-style-name="Heading_20_1">
      <style:paragraph-properties fo:break-before="page"/>
      <style:text-properties officeooo:rsid="00459fbc" officeooo:paragraph-rsid="00459fbc"/>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Heading_20_2">
      <style:text-properties officeooo:rsid="00488e8c" officeooo:paragraph-rsid="00488e8c"/>
    </style:style>
    <style:style style:name="P16" style:family="paragraph" style:parent-style-name="Heading_20_2">
      <style:text-properties officeooo:paragraph-rsid="004f3af1"/>
    </style:style>
    <style:style style:name="P17" style:family="paragraph" style:parent-style-name="Heading_20_2">
      <style:text-properties officeooo:rsid="004f3af1" officeooo:paragraph-rsid="004f3af1"/>
    </style:style>
    <style:style style:name="T1" style:family="text">
      <style:text-properties officeooo:rsid="00459fbc"/>
    </style:style>
    <style:style style:name="T2" style:family="text">
      <style:text-properties officeooo:rsid="00488e8c"/>
    </style:style>
    <style:style style:name="T3" style:family="text">
      <style:text-properties style:font-name="Liberation Mono"/>
    </style:style>
    <style:style style:name="T4" style:family="text">
      <style:text-properties style:font-name="Liberation Mono" style:font-name-asian="NSimSun" style:font-name-complex="Liberation Mono"/>
    </style:style>
    <style:style style:name="T5" style:family="text">
      <style:text-properties style:font-name="Liberation Mono" officeooo:rsid="00488e8c" style:font-name-asian="NSimSun" style:font-name-complex="Liberation Mono"/>
    </style:style>
    <style:style style:name="T6" style:family="text">
      <style:text-properties style:font-name="Times New Roman"/>
    </style:style>
    <style:style style:name="T7" style:family="text">
      <style:text-properties officeooo:rsid="004bdcc7"/>
    </style:style>
    <style:style style:name="T8" style:family="text">
      <style:text-properties officeooo:rsid="004f3af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4"><text:a xlink:type="simple" xlink:href="#__RefHeading___Toc1713_1843835056" text:style-name="Index_20_Link" text:visited-style-name="Index_20_Link">1 <text:s/>Einführung<text:tab/>2</text:a></text:p>
          <text:p text:style-name="P14"><text:a xlink:type="simple" xlink:href="#__RefHeading___Toc1715_1843835056" text:style-name="Index_20_Link" text:visited-style-name="Index_20_Link">2 <text:s/>Änderungen an bestehenden Features<text:tab/>2</text:a></text:p>
          <text:p text:style-name="P11"><text:a xlink:type="simple" xlink:href="#__RefHeading___Toc1745_1843835056" text:style-name="Index_20_Link" text:visited-style-name="Index_20_Link">2.1 <text:s/>Entity Scripting Values<text:tab/>2</text:a></text:p>
          <text:p text:style-name="P11"><text:a xlink:type="simple" xlink:href="#__RefHeading___Toc1747_1843835056" text:style-name="Index_20_Link" text:visited-style-name="Index_20_Link">2.2 <text:s/>Time Line<text:tab/>2</text:a></text:p>
          <text:p text:style-name="P11"><text:a xlink:type="simple" xlink:href="#__RefHeading___Toc3820_3192867995" text:style-name="Index_20_Link" text:visited-style-name="Index_20_Link">2.3 <text:s/>Reward_MapScriptFunction und Reprisal_MapScriptFunction<text:tab/>2</text:a></text:p>
          <text:p text:style-name="P14"><text:a xlink:type="simple" xlink:href="#__RefHeading___Toc1717_1843835056" text:style-name="Index_20_Link" text:visited-style-name="Index_20_Link">3 <text:s/>Neu hinzugekommene Features<text:tab/>2</text:a></text:p>
          <text:p text:style-name="P11"><text:a xlink:type="simple" xlink:href="#__RefHeading___Toc3822_3192867995" text:style-name="Index_20_Link" text:visited-style-name="Index_20_Link">3.1 <text:s/>Reward_RandomRequest<text:tab/>2</text:a></text:p>
          <text:p text:style-name="P11"><text:a xlink:type="simple" xlink:href="#__RefHeading___Toc1751_1843835056" text:style-name="Index_20_Link" text:visited-style-name="Index_20_Link">3.2 <text:s/>Trennung Erfolgs- und Niederlage-Briefing<text:tab/>3</text:a></text:p>
          <text:p text:style-name="P11"><text:a xlink:type="simple" xlink:href="#__RefHeading___Toc3824_3192867995" text:style-name="Index_20_Link" text:visited-style-name="Index_20_Link">3.3 <text:s/>Nachfolger der Laufschrift<text:tab/>3</text:a></text:p>
        </text:index-body>
      </text:table-of-content>
      <text:p text:style-name="Text_20_body"/>
      <text:h text:style-name="P13" text:outline-level="1"><text:bookmark-start text:name="__RefHeading___Toc1713_1843835056"/>Einführung<text:bookmark-end text:name="__RefHeading___Toc1713_1843835056"/></text:h>
      <text:p text:style-name="P10">Mit dem Sprung auf Version 2 habe ich die Gelegenheit genutzt Dinge, die nicht optimal waren, zu verbessern. Des weiteren gibt es neue Features. Mit diesem Dokument möchte ich Dir die Möglichkeit geben, deine Maps sauber auf Version 2 upzugraden.</text:p>
      <text:h text:style-name="P12" text:outline-level="1"><text:bookmark-start text:name="__RefHeading___Toc1715_1843835056"/>Änderungen an bestehenden Features<text:bookmark-end text:name="__RefHeading___Toc1715_1843835056"/></text:h>
      <text:h text:style-name="P15" text:outline-level="2"><text:bookmark-start text:name="__RefHeading___Toc1745_1843835056"/>Entity Scripting Values<text:bookmark-end text:name="__RefHeading___Toc1745_1843835056"/></text:h>
      <text:p text:style-name="P3">Die Entity Scripting Values wurden in ein neues Konzept überführt. Sie sind nicht mehr Hauptbestandteil des Bundles, sondern Mittel zum Zweck. Das neu entstandene Entity Properties Bundle kann die wichtigsten Eigenschaften von Entities abfragen und ändern. Dabei wird ein Wrapper erstellt, der seine Gültigkeit behält.</text:p>
      <text:p text:style-name="Code"><text:span text:style-name="T2">Hakim = QSB.EntityProperty:New(</text:span><text:span text:style-name="T5">"hakim"</text:span><text:span text:style-name="T2">);<text:line-break/>Hakim</text:span>:<text:span text:style-name="T2">Hurt(50, true);</text:span></text:p>
      <text:p text:style-name="P4">Über die Variable Hakim kann zu einem späteren Zeitpunkt auf weitere Methoden zugegriffen werden. <text:span text:style-name="T7">Die alten API-Funktionen sind als Fallback vorhanden. </text:span>Für eine genaue Liste siehe die Dokumentation.</text:p>
      <text:h text:style-name="Heading_20_2" text:outline-level="2"><text:bookmark-start text:name="__RefHeading___Toc1747_1843835056"/>Time Line<text:bookmark-end text:name="__RefHeading___Toc1747_1843835056"/></text:h>
      <text:p text:style-name="P2">Die API-Funktionen der TimeLine wurden entfernt. Sie haben ohne jegliche Prüfung nur die Methoden der TimeLine-Klasse aufgerufen. Zusammen mit den doppelten Kommentaren unnötiger Boilerplate Code.</text:p>
      <text:p text:style-name="P3">Aus API.TimeLineXXX wird QSB.TimeLine:XXX. Alle Argumente bleiben gleich. <text:span text:style-name="T7">Die alten API-Funktionen sind als Fallback vorhanden. Für weitere Informationen siehe die Dokumentation ein.</text:span></text:p>
      <text:h text:style-name="P16" text:outline-level="2"><text:bookmark-start text:name="__RefHeading___Toc3820_3192867995"/>Reward_MapScriptFunction und Reprisal_MapScriptFunction<text:bookmark-end text:name="__RefHeading___Toc3820_3192867995"/></text:h>
      <text:p text:style-name="P6">Die Behavior wurden überarbeitet. Ihre Originalfunktion bleibt erhalten. Im Skript bekommt man die Möglichkeit eine Funktionsreferenz statt einem String anzugeben. Alle weiteren Argumente werden zu Argumenten der referenzierten Funktion.</text:p>
      <text:p text:style-name="P8">Reward_MapScriptFunction(ReplaceEntity, <text:span text:style-name="T5">"hakim", </text:span><text:span text:style-name="T4">Entities.U_KnightWisdom);</text:span></text:p>
      <text:h text:style-name="P12" text:outline-level="1"><text:bookmark-start text:name="__RefHeading___Toc1717_1843835056"/>Neu hinzugekommene Features<text:bookmark-end text:name="__RefHeading___Toc1717_1843835056"/></text:h>
      <text:h text:style-name="P17" text:outline-level="2"><text:bookmark-start text:name="__RefHeading___Toc3822_3192867995"/>Reward_RandomRequest<text:bookmark-end text:name="__RefHeading___Toc3822_3192867995"/></text:h>
      <text:p text:style-name="P7">Die Zufallsaufgaben haben ihren Weg zurück in die QSB gefunden. Im Gegensatz zum Original werden aber nicht nur Lieferanfragen gestellt.</text:p>
      <text:p text:style-name="P8"><text:span text:style-name="T8">Goal</text:span>_<text:span text:style-name="T8">RandomRequests</text:span>(_<text:span text:style-name="T8">DeliverGoods, _PayGold, _Claim, _KnightTitle, _Reputation, _Time, _StartText, _SuccessText, _FailureText</text:span><text:span text:style-name="T4">);</text:span></text:p>
      <text:p text:style-name="P7"><text:soft-page-break/>Für weitere Informationen, siehe die Dokumentation „AddOnRandomRequests“!</text:p>
      <text:h text:style-name="Heading_20_2" text:outline-level="2"><text:bookmark-start text:name="__RefHeading___Toc1751_1843835056"/>Trennung Erfolgs- und Niederlage-Briefing<text:bookmark-end text:name="__RefHeading___Toc1751_1843835056"/></text:h>
      <text:p text:style-name="P5">Der ursprüngliche Trigger <text:span text:style-name="T3">Trigger_Briefing</text:span> behält seine ursprüngliche Funktion.</text:p>
      <text:p text:style-name="P5">Neu ist, dass nun getrennte Erfolgs- und Niederlage-Briefings an einen Quest angebunden werden können. <text:span text:style-name="T3">Reprisal_Briefing</text:span> bindet ein Briefing, dass mit <text:s/><text:span text:style-name="T3">Trigger_BriefingFailure</text:span><text:span text:style-name="T6"> abgefragt werden kann. Zusätzlich dazu bindet </text:span><text:span text:style-name="T3">Reward_Briefing</text:span><text:span text:style-name="T6"> ein Briefing, dass mit <text:s/></text:span><text:span text:style-name="T3">Trigger_BriefingSuccess</text:span><text:span text:style-name="T6"> abgefragt werden kann.</text:span></text:p>
      <text:h text:style-name="Heading_20_2" text:outline-level="2"><text:bookmark-start text:name="__RefHeading___Toc3824_3192867995"/>Nachfolger der Laufschrift<text:bookmark-end text:name="__RefHeading___Toc3824_3192867995"/></text:h>
      <text:p text:style-name="P7"><text:span text:style-name="T6">Nachdem es immer wieder gewünscht wurde, verfügt die QSB nun über einen offiziell unterstützten Nachfolger der alten Laufschrift: </text:span><text:span text:style-name="T3">API.SimpleTypewriter</text:span><text:span text:style-name="T6">.</text:span></text:p>
      <text:p text:style-name="Code">API.SimpleTypewriter(_Text, _Callback)</text:p>
      <text:p text:style-name="P9">Der Text kann in zwei Sprachen angegeben werden. Der Text ist eine fortlaufende Zeichenkette. Sie wird automatisch zerlegt. Du musst Dir darüber keine Gedanken machen!</text:p>
      <text:p text:style-name="P9">Siehe dazu die Dokumentation in „BundleDialogWindow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1" fo:font-family="'Times New Roman'"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master-page-name="">
      <loext:graphic-properties draw:fill="solid" draw:fill-color="#d5e0ee"/>
      <style:paragraph-properties fo:margin-top="0cm" fo:margin-bottom="0.199cm" loext:contextual-spacing="false" style:page-number="auto" fo:background-color="#d5e0ee" fo:padding="0.049cm" fo:border="0.06pt dotted #000000" style:shadow="none"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style style:name="MT1" style:family="text">
      <style:text-properties officeooo:rsid="00459fb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Migration Guide</text:span> QSB-S <text:span text:style-name="MT1">Version 1.x.x → 2.x.x</text:span><text:tab/><text:tab/><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19-02-24T14:56:44.141000000</dc:date>
    <meta:editing-duration>PT2H53M17S</meta:editing-duration>
    <meta:editing-cycles>42</meta:editing-cycles>
    <meta:document-statistic meta:table-count="0" meta:image-count="0" meta:object-count="0" meta:page-count="3" meta:paragraph-count="37" meta:word-count="413" meta:character-count="3287" meta:non-whitespace-character-count="2899"/>
  </office:meta>
</office:document-meta>
</file>